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Constructor.getExceptio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Constructor.new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Constructor.newInstance(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Constructor.getParameter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Constructor.getJava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Constructor.FastConstructor( FastClass fc , Constructor constru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